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12b6b3" officeooo:paragraph-rsid="0612b6b3"/>
    </style:style>
    <style:style style:name="P4" style:family="paragraph" style:parent-style-name="Text_20_body">
      <style:text-properties officeooo:rsid="0613c620" officeooo:paragraph-rsid="0613c620"/>
    </style:style>
    <style:style style:name="P5" style:family="paragraph" style:parent-style-name="Text_20_body">
      <style:text-properties officeooo:rsid="06546ebc" officeooo:paragraph-rsid="06546ebc"/>
    </style:style>
    <style:style style:name="P6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7" style:family="paragraph" style:parent-style-name="Text_20_body">
      <style:text-properties officeooo:rsid="065cf1e6" officeooo:paragraph-rsid="065cf1e6"/>
    </style:style>
    <style:style style:name="P8" style:family="paragraph" style:parent-style-name="Text_20_body">
      <style:paragraph-properties fo:line-height="100%"/>
      <style:text-properties officeooo:rsid="04af6545" officeooo:paragraph-rsid="05da9cad"/>
    </style:style>
    <style:style style:name="P9" style:family="paragraph" style:parent-style-name="Text_20_body">
      <style:text-properties style:text-position="0% 100%" officeooo:rsid="050f744d" officeooo:paragraph-rsid="06725373"/>
    </style:style>
    <style:style style:name="P10" style:family="paragraph" style:parent-style-name="Text_20_body">
      <style:text-properties officeooo:rsid="06725373" officeooo:paragraph-rsid="06725373"/>
    </style:style>
    <style:style style:name="P11" style:family="paragraph" style:parent-style-name="Text_20_body">
      <style:text-properties officeooo:rsid="06740973" officeooo:paragraph-rsid="06740973"/>
    </style:style>
    <style:style style:name="P12" style:family="paragraph" style:parent-style-name="Text_20_body">
      <style:text-properties officeooo:rsid="06742aa3" officeooo:paragraph-rsid="0675357a"/>
    </style:style>
    <style:style style:name="P13" style:family="paragraph" style:parent-style-name="Text_20_body">
      <style:text-properties officeooo:rsid="06742aa3" officeooo:paragraph-rsid="0677161e"/>
    </style:style>
    <style:style style:name="P14" style:family="paragraph" style:parent-style-name="Text_20_body">
      <style:text-properties officeooo:rsid="067337c4" officeooo:paragraph-rsid="0679f0e4"/>
    </style:style>
    <style:style style:name="P15" style:family="paragraph" style:parent-style-name="Heading_20_2">
      <style:text-properties officeooo:rsid="05735d0c" officeooo:paragraph-rsid="06546ebc"/>
    </style:style>
    <style:style style:name="P16" style:family="paragraph" style:parent-style-name="Heading_20_2">
      <style:text-properties officeooo:rsid="05735d0c" officeooo:paragraph-rsid="06725373"/>
    </style:style>
    <style:style style:name="P17" style:family="paragraph" style:parent-style-name="Heading_20_2">
      <style:text-properties officeooo:rsid="05735d0c" officeooo:paragraph-rsid="0610d084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6725373" officeooo:paragraph-rsid="06725373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6725373" officeooo:paragraph-rsid="06725373"/>
    </style:style>
    <style:style style:name="P21" style:family="paragraph" style:parent-style-name="Heading_20_1">
      <style:paragraph-properties fo:line-height="100%"/>
      <style:text-properties officeooo:rsid="05226f8d" officeooo:paragraph-rsid="04af6545"/>
    </style:style>
    <style:style style:name="P22" style:family="paragraph" style:parent-style-name="Heading_20_2">
      <style:text-properties fo:font-weight="normal" officeooo:rsid="0639dfe1" officeooo:paragraph-rsid="0677161e" style:font-weight-asian="normal" style:font-weight-complex="normal"/>
    </style:style>
    <style:style style:name="P23" style:family="paragraph" style:parent-style-name="Heading_20_2">
      <style:paragraph-properties fo:margin-top="0in" fo:margin-bottom="0in" loext:contextual-spacing="false"/>
      <style:text-properties officeooo:rsid="05735d0c" officeooo:paragraph-rsid="067e0c73"/>
    </style:style>
    <style:style style:name="P24" style:family="paragraph" style:parent-style-name="Heading_20_2">
      <style:paragraph-properties fo:margin-top="0in" fo:margin-bottom="0in" loext:contextual-spacing="false"/>
      <style:text-properties officeooo:rsid="067e0c73" officeooo:paragraph-rsid="067e0c73"/>
    </style:style>
    <style:style style:name="P25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rsid="06725373" officeooo:paragraph-rsid="06725373"/>
    </style:style>
    <style:style style:name="P27" style:family="paragraph" style:parent-style-name="Text_20_body" style:list-style-name="L2">
      <style:paragraph-properties fo:margin-top="0in" fo:margin-bottom="0in" loext:contextual-spacing="false"/>
      <style:text-properties officeooo:rsid="06546ebc" officeooo:paragraph-rsid="06546ebc"/>
    </style:style>
    <style:style style:name="P28" style:family="paragraph" style:parent-style-name="Text_20_body">
      <style:paragraph-properties fo:margin-top="0.0398in" fo:margin-bottom="0.1366in" loext:contextual-spacing="false"/>
      <style:text-properties officeooo:rsid="067e0c73" officeooo:paragraph-rsid="067e0c73"/>
    </style:style>
    <style:style style:name="P29" style:family="paragraph" style:parent-style-name="Text_20_body" style:list-style-name="L4">
      <style:paragraph-properties fo:margin-top="0.0398in" fo:margin-bottom="0.1366in" loext:contextual-spacing="false"/>
      <style:text-properties officeooo:paragraph-rsid="067e0c73"/>
    </style:style>
    <style:style style:name="P30" style:family="paragraph" style:parent-style-name="Text_20_body">
      <style:paragraph-properties fo:margin-top="0.0398in" fo:margin-bottom="0.1366in" loext:contextual-spacing="false"/>
      <style:text-properties officeooo:rsid="067ec5a7" officeooo:paragraph-rsid="067ec5a7"/>
    </style:style>
    <style:style style:name="P31" style:family="paragraph" style:parent-style-name="Text_20_body">
      <style:paragraph-properties fo:margin-top="0.0791in" fo:margin-bottom="0.1764in" loext:contextual-spacing="false"/>
      <style:text-properties officeooo:rsid="067e0c73" officeooo:paragraph-rsid="067e0c7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8dadd" style:font-weight-asian="normal" style:font-weight-complex="normal"/>
    </style:style>
    <style:style style:name="T4" style:family="text">
      <style:text-properties fo:font-weight="normal" officeooo:rsid="061a9274" style:font-weight-asian="normal" style:font-weight-complex="normal"/>
    </style:style>
    <style:style style:name="T5" style:family="text">
      <style:text-properties fo:font-weight="normal" officeooo:rsid="064c9630" style:font-weight-asian="normal" style:font-weight-complex="normal"/>
    </style:style>
    <style:style style:name="T6" style:family="text">
      <style:text-properties fo:font-weight="normal" officeooo:rsid="0663e7a0" style:font-weight-asian="normal" style:font-weight-complex="normal"/>
    </style:style>
    <style:style style:name="T7" style:family="text">
      <style:text-properties fo:font-weight="normal" officeooo:rsid="0665a25d" style:font-weight-asian="normal" style:font-weight-complex="normal"/>
    </style:style>
    <style:style style:name="T8" style:family="text">
      <style:text-properties fo:font-weight="normal" officeooo:rsid="06725373" style:font-weight-asian="normal" style:font-weight-complex="normal"/>
    </style:style>
    <style:style style:name="T9" style:family="text">
      <style:text-properties fo:font-weight="normal" officeooo:rsid="06740973" style:font-weight-asian="normal" style:font-weight-complex="normal"/>
    </style:style>
    <style:style style:name="T10" style:family="text">
      <style:text-properties fo:font-weight="normal" officeooo:rsid="067b7f37" style:font-weight-asian="normal" style:font-weight-complex="normal"/>
    </style:style>
    <style:style style:name="T11" style:family="text">
      <style:text-properties fo:font-weight="normal" officeooo:rsid="067e0c73" style:font-weight-asian="normal" style:font-weight-complex="normal"/>
    </style:style>
    <style:style style:name="T12" style:family="text">
      <style:text-properties officeooo:rsid="060c0629"/>
    </style:style>
    <style:style style:name="T13" style:family="text">
      <style:text-properties officeooo:rsid="0613c620"/>
    </style:style>
    <style:style style:name="T14" style:family="text">
      <style:text-properties officeooo:rsid="06446d90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67337c4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weight="normal" officeooo:rsid="0675357a" style:font-weight-asian="normal" style:font-weight-complex="normal"/>
    </style:style>
    <style:style style:name="T19" style:family="text">
      <style:text-properties style:text-position="0% 100%" fo:font-weight="normal" officeooo:rsid="067a3870" style:font-weight-asian="normal" style:font-weight-complex="normal"/>
    </style:style>
    <style:style style:name="T20" style:family="text">
      <style:text-properties style:text-position="0% 100%" officeooo:rsid="0665a25d"/>
    </style:style>
    <style:style style:name="T21" style:family="text">
      <style:text-properties style:text-position="0% 100%" officeooo:rsid="067e0c73"/>
    </style:style>
    <style:style style:name="T22" style:family="text">
      <style:text-properties officeooo:rsid="065dcf2c"/>
    </style:style>
    <style:style style:name="T23" style:family="text">
      <style:text-properties officeooo:rsid="0665a25d"/>
    </style:style>
    <style:style style:name="T24" style:family="text">
      <style:text-properties style:text-position="sub 58%"/>
    </style:style>
    <style:style style:name="T25" style:family="text">
      <style:text-properties officeooo:rsid="0679f0e4"/>
    </style:style>
    <style:style style:name="T26" style:family="text">
      <style:text-properties officeooo:rsid="067e0c7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67ec5a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מטלה - חלוקת <text:span text:style-name="T12">עלויות ומכרזי שירות</text:span></text:h>
      <text:p text:style-name="P8">יש לענות על שאלה אחת לבחירתכם.</text:p>
      <text:p text:style-name="P16"><text:span text:style-name="T1">שאלה </text:span><text:span text:style-name="T8">1</text:span><text:span text:style-name="T2">: </text:span><text:span text:style-name="T8">אלגוריתם אקראי לחישוב </text:span><text:span text:style-name="T3">ערך </text:span><text:span text:style-name="T8">שאפלי</text:span></text:p>
      <text:p text:style-name="P20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1230409490" text:style-name="L1">
        <text:list-item>
          <text:p text:style-name="P26">חזור הרבה פעמים:</text:p>
          <text:list>
            <text:list-item>
              <text:p text:style-name="P26">בחר פרמוטציה אקראית P</text:p>
            </text:list-item>
            <text:list-item>
              <text:p text:style-name="P26">חשב את העלויות השוליות של כל השחקנים בפרמוטציה P</text:p>
            </text:list-item>
          </text:list>
        </text:list-item>
        <text:list-item>
          <text:p text:style-name="P26">חשב את הממוצע של כל העלויות השוליות בחישובים הקודמים.</text:p>
        </text:list-item>
      </text:list>
      <text:p text:style-name="P10">א. כיתבו תוכנית בפייתון המבצעת את האלגוריתם האקראי הנ"ל.</text:p>
      <text:p text:style-name="P10">ב. בידקו את התוכנית שלכם על בעיה כלשהי עם 3 שחקנים (למשל אחת הבעיות שפתרנו בשיעור). עד כמה התוצאות קרובות לתוצאות המדוייקות?</text:p>
      <text:p text:style-name="P18">ג. בידקו את התוכנית שלכם על בעיה כלשהי של עלות מסלול-המראה, עם 30 שחקנים. עד כמה התוצאות קרובות לתוצאות המדוייקות?</text:p>
      <text:p text:style-name="P9"/>
      <text:p text:style-name="P17"><text:span text:style-name="T1">שאלה </text:span><text:span text:style-name="T6">2</text:span><text:span text:style-name="T2">: חלוקת עלות נסיעה </text:span><text:span text:style-name="T5">לאוניברסיטה</text:span></text:p>
      <text:p text:style-name="P7">שאלה זו מיועדת לצוותים עם 3 חברים ומעלה <text:span text:style-name="T22">(אפשר להתחבר עם צוות נוסף לצורך השאלה)</text:span>.</text:p>
      <text:p text:style-name="P3">א. לכל אחד מחברי הצוות, חשבו בקירוב את עלות הנסיעה במונית מהבית לאוניברסיטה. לצורך החישוב אפשר להשתמש ב- Google Maps. אם אתם לא מצליחים לחשב עלות מדוייקת, חשבו את זמן הנסיעה<text:span text:style-name="T14"> לפי Waze</text:span> והכפילו בעלות נסיעה במונית לפי מונה.</text:p>
      <text:p text:style-name="P3">ב. <text:span text:style-name="T13">חשבו את עלות הנסיעה כאשר כל חברי הצוות נוסעים יחד, במסלול הקצר ביותר העובר דרך כולם.</text:span></text:p>
      <text:p text:style-name="P4">ג. חשבו כמה כל אחד יצטרך לשלם לפי ערך שאפלי. האם זה משתלם?</text:p>
      <text:p text:style-name="P4"/>
      <text:p text:style-name="P15">שאלה <text:span text:style-name="T23">3: איחוד מפלגות</text:span></text:p>
      <text:p text:style-name="P6">[נכתב לקראת הבחירות לכנסת, אדר א ה'תשע"ט]</text:p>
      <text:p text:style-name="P19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3609078840" text:style-name="L2">
        <text:list-item>
          <text:p text:style-name="P27">כל אחת מהמפלגות לא עוברת את אחוז החסימה כשהיא רצה לבד.</text:p>
        </text:list-item>
        <text:list-item>
          <text:p text:style-name="P27">המפלגה המאוחדת מקבלת 10 מנדטים.</text:p>
        </text:list-item>
        <text:list-item>
          <text:p text:style-name="P27">אם רק מפלגות א+ב מתאחדות, הן מקבלות 4 מנדטים; ב+ג - 5 מנדטים, ג+א - 6 מנדטים.</text:p>
        </text:list-item>
      </text:list>
      <text:p text:style-name="P5">עיזרו למפלגות למצוא פתרון הוגן לחלוקת המקומות בעשיריה הראשונה.</text:p>
      <text:p text:style-name="P5"/>
      <text:p text:style-name="P23"><text:soft-page-break/><text:span text:style-name="T15">שאלה </text:span><text:span text:style-name="T21">4</text:span><text:span text:style-name="T20">: </text:span><text:span text:style-name="T21">ערך שאפלי-שיוויוני</text:span></text:p>
      <text:p text:style-name="P31">בסקרי דעת-קהל שנעשו לאחרונה, התברר שאנשים רבים נוטים לתמוך בכלל-התשלום הבא, <text:span text:style-name="T28">שנקרא "שאפלי-שיוויוני" (egalitarian-Shapley):</text:span></text:p>
      <text:list xml:id="list3523382460" text:style-name="L4">
        <text:list-item>
          <text:p text:style-name="P29"><text:span text:style-name="T26">חשב את ערך שאפלי של כל שחקן;</text:span></text:p>
        </text:list-item>
        <text:list-item>
          <text:p text:style-name="P29"><text:span text:style-name="T26">חשב את העלות הממוצעת לכל שחקן (העלות הכוללת / מספר השחקנים);</text:span></text:p>
        </text:list-item>
        <text:list-item>
          <text:p text:style-name="P29"><text:span text:style-name="T26">גבה מכל שחקן את הממוצע בין א לבין ב (לדוגמה, אם העלות הכוללת 66, יש שלושה שחקנים, וערך שאפלי שלך הוא 32, אז התשלום שלך יהיה הממוצע בין 66/3 לבין 32, כלומר 27).</text:span></text:p>
        </text:list-item>
      </text:list>
      <text:p text:style-name="P28">הוכיחו שכלל-התשלום הזה מקיים בדיוק <text:span text:style-name="T27">שני </text:span>עקרונות מתוך שלושת העקרונות של שאפלי. </text:p>
      <text:p text:style-name="P30">מדוע לדעתכם לא מתקיים העקרון השלישי?</text:p>
      <text:p text:style-name="P24"/>
      <text:p text:style-name="P23"><text:span text:style-name="T20"/></text:p>
      <text:p text:style-name="P23"><text:span text:style-name="T15">שאלה </text:span><text:span text:style-name="T21">5</text:span><text:span text:style-name="T16">: בעיית מסלול-ההמראה ובעיית שיתוף-הנסיעות</text:span></text:p>
      <text:p text:style-name="P14"><text:span text:style-name="T25">הראו שאפשר להגיע לנוסחה של התשלומים בבעיית מסלול-ההמראה, מתוך הנוסחה של התשלומים בבעיית שיתוף-הנסיעות עם סדר הורדה קבוע (כלומר בעיית </text:span>מסלול-ההמראה <text:span text:style-name="T25">היא </text:span>מקרה פרטי של בעיית שיתוף-הנסיעות<text:span text:style-name="T25">).</text:span></text:p>
      <text:p text:style-name="P14"/>
      <text:p text:style-name="Heading_20_2"><text:span text:style-name="T4">שאלה </text:span><text:span text:style-name="T11">6</text:span><text:span text:style-name="T7">: </text:span><text:span text:style-name="T9">אלגורית</text:span><text:span text:style-name="T10">מים אמיתיים</text:span><text:span text:style-name="T9"> לבחירת הנוסעים</text:span></text:p>
      <text:p text:style-name="P11">עד עכשיו הנחנו שכל השחקנים משתתפים בנסיעה. עכשיו, נניח שכל שחקן i מפיק מהנסיעה תועלת של v<text:span text:style-name="T24">i</text:span><text:span text:style-name="T15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7">פחות עלות הנסיעה) הוא הגדול ביותר.</text:span></text:p>
      <text:p text:style-name="P25">א. בוחרים את הנוסעים בעזרת אלגוריתם וק"ג. הראו דוגמה שבה האלגוריתם לא מאוזן תקציבית (סכום התשלומים לא מכסה את עלות הנסיעה).</text:p>
      <text:p text:style-name="P12"><text:span text:style-name="T17">ב. </text:span><text:span text:style-name="T18">מחליטים מראש, שעלות הנסיעה תתחלק בין הנוסעים </text:span><text:span text:style-name="T19">לפי ערך שאפלי</text:span><text:span text:style-name="T18">, ואז בוחרים את הנוסעים בעזרת </text:span><text:span text:style-name="T17">אלגוריתם </text:span><text:span text:style-name="T18">וק"ג. הראו דוגמה שבה האלגוריתם לא מעודד-השתתפות (יש נוסע שהתועלת שלו שלילית).</text:span></text:p>
      <text:p text:style-name="P13"><text:span text:style-name="T19">ג</text:span><text:span text:style-name="T17">. </text:span><text:span text:style-name="T19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16T17:51:55.579937377</dc:date>
    <meta:editing-duration>P12DT3H34M51S</meta:editing-duration>
    <meta:editing-cycles>1474</meta:editing-cycles>
    <dc:creator>Erel Segal-Halevi</dc:creator>
    <meta:document-statistic meta:table-count="0" meta:image-count="0" meta:object-count="0" meta:page-count="2" meta:paragraph-count="39" meta:word-count="554" meta:character-count="3111" meta:non-whitespace-character-count="2602"/>
  </office:meta>
</office:document-meta>
</file>